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language="fr" fo:country="FR" style:text-underline-style="none" fo:font-weight="normal" style:font-weight-asian="normal" style:font-weight-complex="normal"/>
    </style:style>
    <style:style style:name="P7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language="fr" fo:country="FR" style:text-underline-style="none" fo:font-weight="normal" style:font-weight-asian="normal" style:font-weight-complex="normal"/>
    </style:style>
    <style:style style:name="P13" style:family="paragraph" style:parent-style-name="Standard" style:list-style-name="L2"/>
    <style:style style:name="P14" style:family="paragraph" style:parent-style-name="Standard" style:list-style-name="L4"/>
    <style:style style:name="P15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margin-left="0cm" fo:margin-right="0cm" fo:text-indent="-0.635cm" style:auto-text-indent="false"/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paragraph-properties fo:margin-left="2.501cm" fo:margin-right="0cm" fo:text-indent="-0.635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 style:parent-style-name="Standard" style:list-style-name="L1">
      <style:paragraph-properties fo:margin-left="2.501cm" fo:margin-right="0cm" fo:text-indent="-0.635cm" style:auto-text-indent="false"/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L1">
      <style:paragraph-properties fo:margin-left="2.501cm" fo:margin-right="0cm" fo:text-indent="-0.635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éta-modèle correspond aux éléments lexicaux et syntaxique du langage. Le méta-modèle se définit par :</text:p>
      <text:list xml:id="list548916442" text:style-name="L2">
        <text:list-item>
          <text:p text:style-name="P13"><text:span text:style-name="T2">une syntaxe abstraite : les constructions du langage et leurs relations</text:span></text:p>
        </text:list-item>
        <text:list-item>
          <text:p text:style-name="P13"><text:span text:style-name="T2">une syntaxe concrète : décrit le formalisme permettant à l'utilisateur de manipuler la construction du langage.</text:span></text:p>
        </text:list-item>
        <text:list-item>
          <text:p text:style-name="P13"><text:span text:style-name="T2">une sémantique : décrit le sens des constructions</text:span></text:p>
        </text:list-item>
      </text:list>
      <text:p text:style-name="P6">Je pense que la question centrale dans l’élaboration d'un méta-modèle est : qu'est ce que l'on veut exprimer (modéliser) ? </text:p>
      <text:p text:style-name="P6">Le domaine d’intérêt et l'accessibilité des pages web aux personnes ayant des déficiences visuelles. <text:s/>Des éléments peuvent rendre inaccessible une page web :</text:p>
      <text:list xml:id="list1411379788" text:style-name="L4">
        <text:list-item>
          <text:p text:style-name="P14"><text:span text:style-name="T2">La surcharge d'information peut brouiller la compréhension du site. Un certain nombre d'élément dans la page n'apportent pas d'information à la compréhension du contenu et peuvent rendre flou l'information principale du site. <text:s/></text:span></text:p>
        </text:list-item>
        <text:list-item>
          <text:p text:style-name="P14"><text:span text:style-name="T2">L'utilisation de couleurs proches constituant des objets de la page peuvent les rendre inaccessible. Typiquement le texte du menu trop proche de la couleur d' arrière plan. </text:span></text:p>
        </text:list-item>
        <text:list-item>
          <text:p text:style-name="P14"><text:span text:style-name="T2">Certaine pathologie nécessite d'effectuer de fort <text:s/>zoom sur la page. Rendant la navigation locale. </text:span></text:p>
        </text:list-item>
      </text:list>
      <text:p text:style-name="P6"/>
      <text:p text:style-name="P6"/>
      <text:p text:style-name="P6">Au travers de la réalisation de notre méta-modèle ARIA on souhaite fournir les <text:span text:style-name="T1">concepts génériques</text:span> qui sont supposés être capable de décrire tout type d’élément d'une page web. Par rapport au méta-modèle de HTML 4 il rajoute une sémantique de haut niveau aux éléments. </text:p>
      <text:p text:style-name="P6">Un deuxième méta-modèle basé sur CSS, vient décrire leur mise en forme. Il fournit des éléments pour décrire leur style (couleur, police, etc.) et leur organisation spatiale.</text:p>
      <text:p text:style-name="P6"/>
      <text:list xml:id="list1014960925" text:style-name="L1">
        <text:list-header>
          <text:p text:style-name="P16"><text:bookmark text:name="result_box"/>Les rôles sont définis et décrits par leurs caractéristiques. Les caractéristiques définissent la fonction d'un rôle, comme les concepts sous-jacents, ce que le rôle peut ou doit contenir. Par exemple dans le cas des widgets cela inclut aussi la façon dont il interagit avec l'utilisateur.</text:p>
        </text:list-header>
      </text:list>
      <text:p text:style-name="P11">Les rôles abstraits représentent les concepts de bases (général) d'une interface utilisateurs.</text:p>
      <text:p text:style-name="P11">On doit bien spécifier la fonction des éléments du méta-modèle pour faciliter l'alignement. Il est important de faire un alignement des concepts entre HTML 4, 5 vers la méta-modèle pour associé les briques du méta-modèle aux éléments que l'on va isoler dans une page (processus de migration ?). <text:s text:c="2"/></text:p>
      <text:list xml:id="list204719751" text:continue-numbering="true" text:style-name="L1">
        <text:list-header>
          <text:p text:style-name="P9"/>
        </text:list-header>
        <text:list-item>
          <text:p text:style-name="P10">Abstract rôles</text:p>
        </text:list-item>
        <text:list-item>
          <text:p text:style-name="P17">command</text:p>
          <text:p text:style-name="P18">Éléments qui réalisent certaines actions mais ne reçoivent pas de données en entrée (e.g bouton, lien)</text:p>
        </text:list-item>
        <text:list-item>
          <text:p text:style-name="P17">composite</text:p>
          <text:p text:style-name="P18">Élément qui peuvent contenir des descendants navigables ou des enfants</text:p>
        </text:list-item>
        <text:list-item>
          <text:p text:style-name="P17">input</text:p>
          <text:p text:style-name="P18">Type d'Éléments génériques qui acceptent des entrées utilisateurs (e.g select, checkbox)</text:p>
        </text:list-item>
        <text:list-item>
          <text:p text:style-name="P17">landmark</text:p>
          <text:p text:style-name="P18">Une région de la page conçu comme un point de repère pour la navigation </text:p>
        </text:list-item>
        <text:list-item>
          <text:p text:style-name="P17">range</text:p>
          <text:p text:style-name="P19">Entrée représentant une plage de valeur qui peut être définies par l'utilisateur (e.g ).</text:p>
        </text:list-item>
        <text:list-item>
          <text:p text:style-name="P17">roletype</text:p>
          <text:p text:style-name="P18">rôle de base à partir de laquelle tous les rôles de la taxonomie héritent</text:p>
        </text:list-item>
        <text:list-item>
          <text:p text:style-name="P17">section</text:p>
          <text:p text:style-name="P18">Unité de confinement structurelle dans la page</text:p>
        </text:list-item>
        <text:list-item>
          <text:p text:style-name="P17">sectionhead</text:p>
          <text:p text:style-name="P18"><text:soft-page-break/>Structures qui résument ou décrit brièvement le sujet de la section</text:p>
        </text:list-item>
        <text:list-item>
          <text:p text:style-name="P17">select</text:p>
          <text:p text:style-name="P18">Un wigdet de formulaire qui permet à l'utilisateur de faire des sélections à partir d'un ensemble de choix. </text:p>
        </text:list-item>
        <text:list-item>
          <text:p text:style-name="P17">Structure</text:p>
          <text:p text:style-name="P18">Un élément de structure du document</text:p>
        </text:list-item>
        <text:list-item>
          <text:p text:style-name="P17">wigdet</text:p>
          <text:p text:style-name="P18">Composant interactif de l'interface de l'utilisateur</text:p>
        </text:list-item>
        <text:list-item>
          <text:p text:style-name="P17">window</text:p>
          <text:p text:style-name="P18">Navigateur ou fenêtre de l'application. </text:p>
        </text:list-item>
      </text:list>
      <text:p text:style-name="P1"/>
      <text:p text:style-name="P2">Group : </text:p>
      <text:p text:style-name="P2">forme une collection logique d'item. Utilisé dans la mise en forme des formulaires pour regrouper les éléments en collection logique. </text:p>
      <text:p text:style-name="P1"/>
      <text:p text:style-name="P2">Présentation : </text:p>
      <text:p text:style-name="P2">Ce sont les éléments qui servent seulement à modifier l'apparence de la page. Ils n'apportent pas de fonction, structuration ou interaction dans l'interface. Ce sont des éléments qui ne sont pas utile à la compréhension générale de la page.</text:p>
      <text:p text:style-name="P2">Par exemple : une image d'espacement, un élément de compensation</text:p>
      <text:p text:style-name="P3">Idée transformation : permet décharger la page des éléments qui ne sont pas utiles</text:p>
      <text:p text:style-name="P2"/>
      <text:p text:style-name="P2">Separator :</text:p>
      <text:p text:style-name="P2">Un diviseur qui permet de séparer et distinguer le contenu d'une section ou un groupe d'item de menu. Ce sont des séparateurs visuelles. </text:p>
      <text:p text:style-name="P3">Idée de transformation : augmenter la taille des séparateurs pour mieux distinguer la séparation de contenu.</text:p>
      <text:p text:style-name="P3"/>
      <text:p text:style-name="P4">Region : </text:p>
      <text:p text:style-name="P4">une partie de page assez conséquente pour apparaître pour être apparaître dans un sommaire. </text:p>
      <text:p text:style-name="P4"/>
      <text:p text:style-name="P4">Document : </text:p>
      <text:p text:style-name="P4">une région contenant des informations qui sont déclarés comme formant un document.</text:p>
      <text:p text:style-name="P3"/>
      <text:p text:style-name="P4">Group&lt;fieldset&gt; :</text:p>
      <text:p text:style-name="P4">Collection logique d'item. Exemple : des éléments frère dans un arbre</text:p>
      <text:p text:style-name="P4"/>
      <text:p text:style-name="P4">Article : </text:p>
      <text:p text:style-name="P4">Éléments de la page qui forme une partie indépendante d'une page ou d'un document.</text:p>
      <text:p text:style-name="P4">Hérite de région, car il peut signifier un fil de discutions. Peut être une aide à la navigation dans un fil de discutions (commentaire).</text:p>
      <text:p text:style-name="P3">Alignement avec html 5 : &lt;Article&gt;</text:p>
      <text:p text:style-name="P3"/>
      <text:p text:style-name="P3"/>
      <text:p text:style-name="P4">Heading :</text:p>
      <text:p text:style-name="P4">Élément de titre d'une section.</text:p>
      <text:p text:style-name="P3">Alignement avec hmlt 4 : &lt;h1,2,3,4,5,6&gt;</text:p>
      <text:p text:style-name="P3"/>
      <text:p text:style-name="P4">Columnheader : </text:p>
      <text:p text:style-name="P4">élément d' entête d'un tableau</text:p>
      <text:p text:style-name="P3">Alignement avec hmlt 4 : &lt;th&gt;</text:p>
      <text:p text:style-name="P3"/>
      <text:p text:style-name="P4"><text:soft-page-break/>Grid&lt;table&gt; :</text:p>
      <text:p text:style-name="P4">Données rangées sous forme de tableau</text:p>
      <text:p text:style-name="P4">GridCell :</text:p>
      <text:p text:style-name="P4">Cellule dans une grille</text:p>
      <text:p text:style-name="P3">Alignement avec hmlt 4 : &lt;td&gt;</text:p>
      <text:p text:style-name="P4"/>
      <text:p text:style-name="P4"/>
      <text:p text:style-name="P4">Button&lt;button&gt; :</text:p>
      <text:p text:style-name="P4">déclenche une action quand l'utilisateur clique sur le bouton</text:p>
      <text:p text:style-name="P4"/>
      <text:p text:style-name="P4">Link&lt;link&gt;</text:p>
      <text:p text:style-name="P4">référence vers une ressource </text:p>
      <text:p text:style-name="P4"/>
      <text:p text:style-name="P4">listitem :</text:p>
      <text:p text:style-name="P4">element dans une liste </text:p>
      <text:p text:style-name="P3">Alignement avec hmlt 4 : &lt;li&gt;</text:p>
      <text:p text:style-name="P3"/>
      <text:p text:style-name="P4">list :</text:p>
      <text:p text:style-name="P4">groupe d’élément non-interactive</text:p>
      <text:p text:style-name="P3">Alignement avec hmlt 4 : &lt;ul,ol&gt; liste ordonnée et non-ordonnée</text:p>
      <text:p text:style-name="P3"/>
      <text:p text:style-name="P4">listbox :</text:p>
      <text:p text:style-name="P4">item qui permet à l'utilisateur de sélectionner un ou plusieurs item dans une liste de choix</text:p>
      <text:p text:style-name="P3">Alignement avec hmlt 4 : &lt;select&gt;</text:p>
      <text:p text:style-name="P3"/>
      <text:p text:style-name="P3">radiogroup :</text:p>
      <text:p text:style-name="P3">liste de choix de sélection avec une seule entrée possible </text:p>
      <text:p text:style-name="P3"/>
      <text:p text:style-name="P4">Menu : </text:p>
      <text:p text:style-name="P4">type de widget qui offre une liste de <text:span text:style-name="T1">choix d'action</text:span></text:p>
      <text:p text:style-name="P5"/>
      <text:p text:style-name="P4">Menubar :</text:p>
      <text:p text:style-name="P4">présentation de menu standard</text:p>
      <text:p text:style-name="P4"/>
      <text:p text:style-name="P4">Checkbox :</text:p>
      <text:p text:style-name="P4">entrée avec trois valeur possible (true-false-mixded)</text:p>
      <text:p text:style-name="P4">Alignement html 4 = attribut checkbox</text:p>
      <text:p text:style-name="P4"/>
      <text:p text:style-name="P4">option :</text:p>
      <text:p text:style-name="P4">élément sélectionnable dans une liste d 'élément &lt;select&gt;</text:p>
      <text:p text:style-name="P4">alignement html 4 : &lt;option&gt;</text:p>
      <text:p text:style-name="P4"/>
      <text:p text:style-name="P4"/>
      <text:p text:style-name="P4">slider :</text:p>
      <text:p text:style-name="P7"><text:bookmark text:name="result_box1"/>Une entrée d'utilisateur dans lequel l'utilisateur sélectionne une valeur à l'intérieur d'une plage donnée.</text:p>
      <text:p text:style-name="P7"/>
      <text:p text:style-name="P7">Textbox :</text:p>
      <text:p text:style-name="P7"><text:bookmark text:name="result_box2"/>Entrée qui permet texte de forme libre comme sa valeur.</text:p>
      <text:p text:style-name="P7">Alignement avec html 4 : &lt;textarea&gt;</text:p>
      <text:p text:style-name="P4"/>
      <text:p text:style-name="P4"/>
      <text:p text:style-name="P4"><text:soft-page-break/>Idée : intégration de la machine d'état UML. Permettrais éventuellement de décrire ou exprimer des contraintes sur la mise en page dynamiques ? Ou plus généralement proposer une réification des comportement dynamique de la page. Par exemple la manière dont un menu s'affiche.</text:p>
      <text:p text:style-name="P4"/>
      <text:p text:style-name="P4">Idée : réfléchir au langage support du méta-modèle. Quelle est l'avantage de se baser sur eCore ? Intégration d'une description du comportement des objets plus simple avec la machine d'état de UML ?</text:p>
      <text:p text:style-name="P4"/>
      <text:p text:style-name="P4">Idée : comment peut on exploiter la propriété d'introspection des modèles pour les adapter pendant l’exécution. Aiderais à prendre en compte l'aspect dynamique du DOM. En faite il faudrait pouvoir exprimer des contraintes sur les éléments de la page. </text:p>
      <text:p text:style-name="P4"/>
      <text:p text:style-name="P4">Idée : L'idée de l'IDM au travers de la conception des différents langages (DSL) et la séparation des préoccupations. Il serait intéressant de concevoir un méta-modèle à l'expression des handicaps visuel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27T14:37:55</meta:creation-date>
    <meta:generator>LibreOffice/3.5$Linux_x86 LibreOffice_project/350m1$Build-2</meta:generator>
    <dc:date>2014-03-31T15:59:53</dc:date>
    <dc:creator>Asus </dc:creator>
    <meta:editing-duration>PT20H22M6S</meta:editing-duration>
    <meta:editing-cycles>103</meta:editing-cycles>
    <meta:document-statistic meta:table-count="0" meta:image-count="0" meta:object-count="0" meta:page-count="4" meta:paragraph-count="103" meta:word-count="1076" meta:character-count="6738" meta:non-whitespace-character-count="5756"/>
  </office:meta>
</office:document-meta>
</file>